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stroke="none" draw:fill="none" fo:min-height="0.6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565cm" fo:min-width="18.55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style:paragraph-properties fo:text-align="center"/>
      <style:text-properties style:text-position="sub 58%" fo:font-size="18pt" style:font-size-asian="18pt" style:font-size-complex="18pt"/>
    </style:style>
    <style:style style:name="P4" style:family="paragraph">
      <loext:graphic-properties draw:fill-color="#00ccff"/>
      <style:paragraph-properties fo:text-align="center"/>
      <style:text-properties style:text-position="sub 58%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1.905cm" svg:x="9.636cm" svg:y="6.482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032cm" svg:height="1.905cm" svg:x="9.636cm" svg:y="15.799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.032cm" svg:height="1.905cm" svg:x="5.356cm" svg:y="15.872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2.032cm" svg:height="1.905cm" svg:x="1.635cm" svg:y="10.722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032cm" svg:height="1.905cm" svg:x="1.581cm" svg:y="15.845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32cm" svg:height="1.905cm" svg:x="12.792cm" svg:y="10.673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032cm" svg:height="1.905cm" svg:x="12.792cm" svg:y="15.753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1.905cm" svg:x="18.272cm" svg:y="10.673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032cm" svg:height="1.905cm" svg:x="15.713cm" svg:y="15.799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032cm" svg:height="1.905cm" svg:x="18.299cm" svg:y="15.726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2.032cm" svg:height="1.905cm" svg:x="5.283cm" svg:y="13.532cm">
          <text:p text:style-name="P1">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4.883cm" svg:height="0.886cm" svg:x="3.159cm" svg:y="3.554cm">
          <draw:text-box>
            <text:p text:style-name="P1"><text:span text:style-name="T1">Cryptographic Discovery on the Echo Protocol (CDE) </text:span></text:p>
          </draw:text-box>
        </draw:frame>
        <draw:connector draw:style-name="gr4" draw:text-style-name="P5" draw:layer="layout" draw:type="line" svg:x1="10.652cm" svg:y1="15.799cm" svg:x2="10.652cm" svg:y2="8.387cm" draw:start-shape="id1" draw:start-glue-point="4" draw:end-shape="id2" draw:end-glue-point="8" svg:d="M10652 15799v-7412" svg:viewBox="0 0 1 7413">
          <text:p/>
        </draw:connector>
        <draw:connector draw:style-name="gr4" draw:text-style-name="P5" draw:layer="layout" draw:type="line" svg:x1="16.729cm" svg:y1="15.799cm" svg:x2="18.569cm" svg:y2="12.299cm" draw:start-shape="id3" draw:start-glue-point="4" draw:end-shape="id4" draw:end-glue-point="7" svg:d="M16729 15799l1840-3500" svg:viewBox="0 0 1841 3501">
          <text:p/>
        </draw:connector>
        <draw:connector draw:style-name="gr4" draw:text-style-name="P5" draw:layer="layout" draw:type="line" svg:x1="19.315cm" svg:y1="15.726cm" svg:x2="19.288cm" svg:y2="12.578cm" draw:start-shape="id5" draw:start-glue-point="4" draw:end-shape="id4" draw:end-glue-point="8" svg:d="M19315 15726l-27-3148" svg:viewBox="0 0 28 3149">
          <text:p/>
        </draw:connector>
        <draw:connector draw:style-name="gr4" draw:text-style-name="P5" draw:layer="layout" draw:type="line" svg:x1="14.824cm" svg:y1="11.626cm" svg:x2="18.272cm" svg:y2="11.626cm" draw:start-shape="id6" draw:start-glue-point="10" draw:end-shape="id4" draw:end-glue-point="6" svg:d="M14824 11626h3448" svg:viewBox="0 0 3449 1">
          <text:p/>
        </draw:connector>
        <draw:connector draw:style-name="gr4" draw:text-style-name="P5" draw:layer="layout" draw:type="line" svg:x1="13.808cm" svg:y1="15.753cm" svg:x2="13.808cm" svg:y2="12.578cm" draw:start-shape="id7" draw:start-glue-point="4" draw:end-shape="id6" svg:d="M13808 15753v-3175" svg:viewBox="0 0 1 3176">
          <text:p/>
        </draw:connector>
        <draw:connector draw:style-name="gr4" draw:text-style-name="P5" draw:layer="layout" draw:type="line" svg:x1="19.288cm" svg:y1="10.673cm" svg:x2="11.668cm" svg:y2="7.434cm" draw:start-shape="id4" draw:start-glue-point="4" draw:end-shape="id2" svg:d="M19288 10673l-7620-3239" svg:viewBox="0 0 7621 3240">
          <text:p/>
        </draw:connector>
        <draw:connector draw:style-name="gr4" draw:text-style-name="P5" draw:layer="layout" draw:type="line" svg:x1="11.371cm" svg:y1="8.108cm" svg:x2="13.808cm" svg:y2="10.673cm" draw:start-shape="id2" draw:start-glue-point="9" draw:end-shape="id6" draw:end-glue-point="4" svg:d="M11371 8108l2437 2565" svg:viewBox="0 0 2438 2566">
          <text:p/>
        </draw:connector>
        <draw:connector draw:style-name="gr4" draw:text-style-name="P5" draw:layer="layout" draw:type="line" svg:x1="2.597cm" svg:y1="15.845cm" svg:x2="2.651cm" svg:y2="12.627cm" draw:start-shape="id8" draw:start-glue-point="4" draw:end-shape="id9" svg:d="M2597 15845l54-3218" svg:viewBox="0 0 55 3219">
          <text:p/>
        </draw:connector>
        <draw:connector draw:style-name="gr4" draw:text-style-name="P5" draw:layer="layout" draw:type="line" svg:x1="5.283cm" svg:y1="14.485cm" svg:x2="3.667cm" svg:y2="11.675cm" draw:start-shape="id10" draw:start-glue-point="6" draw:end-shape="id9" draw:end-glue-point="10" svg:d="M5283 14485l-1616-2810" svg:viewBox="0 0 1617 2811">
          <text:p/>
        </draw:connector>
        <draw:connector draw:style-name="gr4" draw:text-style-name="P5" draw:layer="layout" draw:type="line" svg:x1="7.388cm" svg:y1="16.825cm" svg:x2="9.933cm" svg:y2="8.108cm" draw:start-shape="id11" draw:start-glue-point="10" draw:end-shape="id2" draw:end-glue-point="7" svg:d="M7388 16825l2545-8717" svg:viewBox="0 0 2546 8718">
          <text:p/>
        </draw:connector>
        <draw:connector draw:style-name="gr4" draw:text-style-name="P5" draw:layer="layout" draw:type="line" svg:x1="5.356cm" svg:y1="16.825cm" svg:x2="3.37cm" svg:y2="12.348cm" draw:start-shape="id11" draw:start-glue-point="6" draw:end-shape="id9" draw:end-glue-point="9" svg:d="M5356 16825l-1986-4477" svg:viewBox="0 0 1987 4478">
          <text:p/>
        </draw:connector>
        <draw:connector draw:style-name="gr4" draw:text-style-name="P5" draw:layer="layout" draw:type="line" svg:x1="7.315cm" svg:y1="14.485cm" svg:x2="9.636cm" svg:y2="7.435cm" draw:start-shape="id10" draw:start-glue-point="10" draw:end-shape="id2" draw:end-glue-point="6" svg:d="M7315 14485l2321-7050" svg:viewBox="0 0 2322 7051">
          <text:p/>
        </draw:connector>
      </draw:page>
      <draw:page draw:name="page2" draw:style-name="dp1" draw:master-page-name="Default">
        <draw:frame draw:style-name="gr5" draw:text-style-name="P6" draw:layer="layout" svg:width="0.502cm" svg:height="1.195cm" svg:x="1.381cm" svg:y="1.254cm">
          <draw:text-box>
            <text:p/>
          </draw:text-box>
        </draw:frame>
        <draw:frame draw:style-name="gr6" draw:text-style-name="P7" draw:layer="layout" svg:width="19.05cm" svg:height="24.831cm" svg:x="1.381cm" svg:y="1.635cm">
          <draw:text-box>
            <text:p text:style-name="P1"><text:span text:style-name="T1">Cryptographic Discovery on the Echo Protocol (CDE) </text:span></text:p>
            <text:p><text:span text:style-name="T2"/></text:p>
            <text:p><text:span text:style-name="T3">Let's explain the Cryptographic Discovery on the Echo Protocol (CDE) </text:span></text:p>
            <text:p><text:span text:style-name="T3">through a simple example.</text:span></text:p>
            <text:p><text:span text:style-name="T3"/></text:p>
            <text:p><text:span text:style-name="T3">We'll describe several details and the remaining should become self-explanatory. </text:span></text:p>
            <text:p><text:span text:style-name="T3">In its brief form, Cryptographic Discovery is a simple protocol where clients share </text:span></text:p>
            <text:p><text:span text:style-name="T3">presence information with nearby servers. Nearby servers, if acting as clients,</text:span></text:p>
            <text:p><text:span text:style-name="T3">share their information with nearby servers, and so on. Presence information is</text:span></text:p>
            <text:p><text:span text:style-name="T3">shared whenever necessary.</text:span></text:p>
            <text:p><text:span text:style-name="T3"/></text:p>
            <text:p><text:span text:style-name="T3">In the above diagram, the Cs represent clients whereas the Ss represent servers. </text:span></text:p>
            <text:p><text:span text:style-name="T3">Servers may behave as clients (see directions of arrows).</text:span></text:p>
            <text:p><text:span text:style-name="T3"/></text:p>
            <text:p><text:span text:style-name="T3">Let C4 and S0 establish a network connection. The connection</text:span></text:p>
            <text:p><text:span text:style-name="T3">need not support SSL/TLS. Assuming that a correct connection</text:span></text:p>
            <text:p><text:span text:style-name="T3">has been established, C4 will optionally share some non-private</text:span></text:p>
            <text:p><text:span text:style-name="T3">discovery details with S0. This information may include, e.g., digests</text:span></text:p>
            <text:p><text:span text:style-name="T3">of Buzz magnets, digests of StarBeam magnets, digests of personal</text:span></text:p>
            <text:p><text:span text:style-name="T3">public keys, etc. Some of this information may also be shared later.</text:span></text:p>
            <text:p><text:span text:style-name="T3">Also suppose that C1 performs a similar task.</text:span></text:p>
            <text:p><text:span text:style-name="T3"/></text:p>
            <text:p><text:span text:style-name="T3">As the network contracts and expands, entities such as S0 become</text:span></text:p>
            <text:p><text:span text:style-name="T3">aware of some of the virtual addresses of C0, C1, C4, and S2. </text:span></text:p>
            <text:p><text:span text:style-name="T3"/></text:p>
            <text:list text:style-name="L1">
              <text:list-item>
                <text:p><text:span text:style-name="T3">Notice that S0 is not aware of neither C6 nor S3 because the paths to S3</text:span></text:p>
              </text:list-item>
            </text:list>
            <text:p><text:span text:style-name="T3">are inward. </text:span></text:p>
            <text:list text:continue-numbering="true" text:style-name="L1">
              <text:list-item>
                <text:p><text:span text:style-name="T3">Also notice that S0 may become aware of C3 and C5 courtesy</text:span></text:p>
              </text:list-item>
            </text:list>
            <text:p><text:span text:style-name="T3">of S2.</text:span></text:p>
            <text:p><text:span text:style-name="T3"/></text:p>
            <text:p><text:span text:style-name="T3">What's the purpose of Cryptographic Discovery? CDE's primary purpose is to</text:span></text:p>
            <text:p><text:span text:style-name="T3">place the burden of data inspection on certain servers. </text:span></text:p>
            <text:p><text:span text:style-name="T3">Servers will be able to direct traffic by inspecting packets and delivering</text:span></text:p>
            <text:p><text:span text:style-name="T3">them to their correct clients.</text:span></text:p>
            <text:p><text:span text:style-name="T3"/></text:p>
            <text:p><text:span text:style-name="T3">Let's assume that the above network is static for the remaining portion of</text:span></text:p>
            <text:p><text:span text:style-name="T3">the exercise. Let's also assume that the discovery process has</text:span></text:p>
            <text:p><text:span text:style-name="T3">established sufficient knowledge with each of the servers.</text:span></text:p>
            <text:p><text:span text:style-name="T3"/></text:p>
            <text:p><text:span text:style-name="T3">Now, suppose C4 wishes to communicate with C3. C4 will deliver a</text:span></text:p>
            <text:p><text:span text:style-name="T3">message to S0. S0, having a delicate knowledge database, will deliver</text:span></text:p>
            <text:p><text:span text:style-name="T3">the message to S2. Likewise, S2 will deliver the message to C3. Without</text:span></text:p>
            <text:p><text:span text:style-name="T3">Cryptographic Discovery, C4's message would spread through the entire</text:span></text:p>
            <text:p><text:span text:style-name="T3">network over the Echo Protoco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6-06-28T09:38:27.279568085</meta:creation-date>
    <dc:date>2016-06-28T17:02:51.869279504</dc:date>
    <meta:editing-duration>PT4H47M36S</meta:editing-duration>
    <meta:editing-cycles>17</meta:editing-cycles>
    <meta:generator>LibreOffice/5.0.3.2$Linux_X86_64 LibreOffice_project/00m0$Build-2</meta:generator>
    <dc:creator>Monster </dc:creator>
    <meta:document-statistic meta:object-count="26"/>
  </office:meta>
</office:document-meta>
</file>